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df53" officeooo:paragraph-rsid="001bdf53"/>
    </style:style>
    <style:style style:name="P2" style:family="paragraph" style:parent-style-name="Standard">
      <style:text-properties fo:font-weight="normal" officeooo:rsid="001bdf53" officeooo:paragraph-rsid="001bdf53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de7b0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 crear un ejecutable .exe a partir de un script con extensión .py debemos abrir la terminal para en ella escribir a base de <text:span text:style-name="T1">cd</text:span><text:span text:style-name="T2">(s) la ruta al archivo a convertir. Una vez tenemos la ruta debemos en esa misma terminal ayudarnos de pyinstaller (si no lo ti</text:span><text:span text:style-name="T3">e</text:span><text:span text:style-name="T2">nes instalado, hazlo) para convertirlo a la extensión .exe de manera que se convierta en una app y pueda ser distribuido libremente entre varios ordenadores incluso si los mismos no tienen instalado python.</text:span></text:p>
      <text:p text:style-name="P2">Los comandos son los siguientes:</text:p>
      <text:p text:style-name="P2"/>
      <text:p text:style-name="P1"><text:span text:style-name="T2">&gt;usuario&gt;desktop&gt;carpeta_coding&gt;… </text:span><text:span text:style-name="T1">pyinstaller --windowed --onefile</text:span><text:span text:style-name="T2"> archivo.py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3-19T19:08:57.889000000</meta:creation-date>
    <dc:date>2022-12-06T19:24:13.597000000</dc:date>
    <meta:editing-duration>PT7M16S</meta:editing-duration>
    <meta:editing-cycles>3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3" meta:word-count="92" meta:character-count="573" meta:non-whitespace-character-count="486"/>
  </office:meta>
</office:document-meta>
</file>